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dobe Caslon Pro Bold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margin-top="0cm" fo:margin-bottom="0.499cm" style:contextual-spacing="false" fo:text-align="center" style:justify-single-word="false" fo:break-before="page">
        <style:tab-stops>
          <style:tab-stop style:position="0.503cm"/>
        </style:tab-stops>
      </style:paragraph-properties>
      <style:text-properties style:font-name="Trebuchet MS"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5.001cm" fo:margin-bottom="0cm" style:contextual-spacing="false" fo:text-align="center" style:justify-single-word="false"/>
      <style:text-properties style:font-name="Adobe Caslon Pro Bold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margin-top="9.999cm" fo:margin-bottom="0cm" style:contextual-spacing="false" fo:text-align="center" style:justify-single-word="false"/>
      <style:text-properties style:font-name="Adobe Caslon Pro Bold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margin-top="4.001cm" fo:margin-bottom="0cm" style:contextual-spacing="false" fo:text-align="end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2pt" officeooo:paragraph-rsid="00075ea2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2pt" officeooo:paragraph-rsid="00096840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12pt" officeooo:paragraph-rsid="000adebf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12pt" officeooo:paragraph-rsid="000e3c9e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12pt" officeooo:paragraph-rsid="005258c9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rebuchet MS" fo:font-size="12pt" officeooo:paragraph-rsid="0005a947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rebuchet MS" fo:font-size="12pt" officeooo:paragraph-rsid="005258c9" style:font-size-asian="10.5pt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503cm"/>
        </style:tab-stops>
      </style:paragraph-properties>
      <style:text-properties style:font-name="Trebuchet MS" fo:font-size="12pt" style:text-underline-style="none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503cm"/>
        </style:tab-stops>
      </style:paragraph-properties>
      <style:text-properties style:font-name="Trebuchet MS" fo:font-size="12pt" style:text-underline-style="none" fo:font-weight="normal" officeooo:paragraph-rsid="002b918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503cm"/>
        </style:tab-stops>
      </style:paragraph-properties>
      <style:text-properties style:font-name="Trebuchet MS" fo:font-size="12pt" style:text-underline-style="none" fo:font-weight="normal" officeooo:paragraph-rsid="002b918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503cm"/>
        </style:tab-stops>
      </style:paragraph-properties>
      <style:text-properties style:font-name="Trebuchet MS" fo:font-size="12pt" style:text-underline-style="none" fo:font-weight="normal" officeooo:paragraph-rsid="00316e76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officeooo:paragraph-rsid="005258c9"/>
    </style:style>
    <style:style style:name="P18" style:family="paragraph" style:parent-style-name="Standard">
      <style:paragraph-properties fo:text-align="center" style:justify-single-word="false">
        <style:tab-stops>
          <style:tab-stop style:position="0.503cm"/>
        </style:tab-stops>
      </style:paragraph-properties>
      <style:text-properties fo:color="#999999" style:font-name="Trebuchet MS" fo:font-size="12pt" style:text-underline-style="none" fo:font-weight="normal" officeooo:paragraph-rsid="00316e7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0.503cm"/>
        </style:tab-stops>
      </style:paragraph-properties>
      <style:text-properties style:font-name="Trebuchet MS" fo:font-size="12pt" style:text-underline-style="none" fo:font-weight="normal" officeooo:paragraph-rsid="002b918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0.503cm"/>
        </style:tab-stops>
      </style:paragraph-properties>
      <style:text-properties style:font-name="Trebuchet MS" officeooo:paragraph-rsid="001933df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0.503cm"/>
        </style:tab-stops>
      </style:paragraph-properties>
      <style:text-properties style:font-name="Trebuchet MS" officeooo:paragraph-rsid="0020e670"/>
    </style:style>
    <style:style style:name="P22" style:family="paragraph" style:parent-style-name="Standard" style:list-style-name="L1">
      <style:paragraph-properties fo:margin-top="0cm" fo:margin-bottom="0cm" style:contextual-spacing="false" fo:text-align="start" style:justify-single-word="false">
        <style:tab-stops>
          <style:tab-stop style:position="0.503cm"/>
        </style:tab-stops>
      </style:paragraph-properties>
      <style:text-properties fo:color="#999999" style:text-line-through-style="solid" style:font-name="Trebuchet MS" fo:font-size="10pt" style:text-underline-style="none" fo:font-weight="normal" officeooo:paragraph-rsid="00472d89" style:font-size-asian="10pt" style:font-weight-asian="normal" style:font-size-complex="10pt" style:font-weight-complex="normal"/>
    </style:style>
    <style:style style:name="P23" style:family="paragraph" style:parent-style-name="Standard" style:list-style-name="L1">
      <style:paragraph-properties fo:margin-top="0cm" fo:margin-bottom="0cm" style:contextual-spacing="false" fo:text-align="start" style:justify-single-word="false">
        <style:tab-stops>
          <style:tab-stop style:position="0.503cm"/>
        </style:tab-stops>
      </style:paragraph-properties>
      <style:text-properties fo:color="#999999" style:text-line-through-style="solid" style:font-name="Trebuchet MS" fo:font-size="10pt" style:text-underline-style="none" fo:font-weight="normal" officeooo:paragraph-rsid="004c3e2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break-before="page">
        <style:tab-stops>
          <style:tab-stop style:position="0.503cm"/>
        </style:tab-stops>
      </style:paragraph-properties>
      <style:text-properties style:font-name="Trebuchet MS" officeooo:paragraph-rsid="001933df"/>
    </style:style>
    <style:style style:name="P25" style:family="paragraph" style:parent-style-name="Standard" style:list-style-name="L1">
      <style:paragraph-properties fo:margin-left="2.501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Standard" style:list-style-name="L1">
      <style:paragraph-properties fo:margin-left="2.501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fo:color="#999999" style:text-line-through-style="solid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2.501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fo:color="#999999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28" style:family="paragraph" style:parent-style-name="Standard" style:list-style-name="L1">
      <style:paragraph-properties fo:margin-left="2.501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fo:color="#999999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2.501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fo:color="#999999" style:font-name="Trebuchet MS" fo:font-size="10pt" style:text-underline-style="none" fo:font-weight="normal" officeooo:paragraph-rsid="004e52de" style:font-size-asian="10pt" style:font-weight-asian="normal" style:font-size-complex="10pt" style:font-weight-complex="normal"/>
    </style:style>
    <style:style style:name="P30" style:family="paragraph" style:parent-style-name="Standard" style:list-style-name="L1">
      <style:paragraph-properties fo:margin-left="3.752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31" style:family="paragraph" style:parent-style-name="Standard" style:list-style-name="L1">
      <style:paragraph-properties fo:margin-left="3.752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fo:color="#999999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32" style:family="paragraph" style:parent-style-name="Standard" style:list-style-name="L1">
      <style:paragraph-properties fo:margin-left="3.752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fo:color="#999999" style:text-line-through-style="solid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33" style:family="paragraph" style:parent-style-name="Standard" style:list-style-name="L1">
      <style:paragraph-properties fo:margin-left="1.251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style:font-name="Trebuchet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paragraph-properties fo:margin-left="5.002cm" fo:margin-right="0cm" fo:margin-top="0cm" fo:margin-bottom="0cm" style:contextual-spacing="false" fo:text-align="start" style:justify-single-word="false" fo:text-indent="-0.635cm" style:auto-text-indent="false">
        <style:tab-stops>
          <style:tab-stop style:position="0.503cm"/>
        </style:tab-stops>
      </style:paragraph-properties>
      <style:text-properties fo:color="#999999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center" style:justify-single-word="false" fo:break-before="page"/>
      <style:text-properties style:font-name="Trebuchet MS" fo:font-size="12pt" officeooo:paragraph-rsid="000e3c9e" style:font-size-asian="10.5pt" style:font-size-complex="12pt"/>
    </style:style>
    <style:style style:name="P36" style:family="paragraph" style:parent-style-name="Standard">
      <style:paragraph-properties fo:margin-top="0cm" fo:margin-bottom="1cm" style:contextual-spacing="false" fo:text-align="center" style:justify-single-word="false" fo:break-before="page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37" style:family="paragraph" style:parent-style-name="Standard">
      <style:paragraph-properties fo:margin-top="1cm" fo:margin-bottom="1cm" style:contextual-spacing="false" fo:text-align="center" style:justify-single-word="false"/>
      <style:text-properties style:font-name="Trebuchet MS" fo:font-size="20pt" officeooo:paragraph-rsid="005258c9" style:font-size-asian="20pt" style:font-size-complex="20pt"/>
    </style:style>
    <style:style style:name="P38" style:family="paragraph" style:parent-style-name="Standard" style:list-style-name="L1">
      <style:paragraph-properties fo:margin-top="0cm" fo:margin-bottom="0.499cm" style:contextual-spacing="false" fo:text-align="start" style:justify-single-word="false">
        <style:tab-stops>
          <style:tab-stop style:position="0.503cm"/>
        </style:tab-stops>
      </style:paragraph-properties>
      <style:text-properties style:font-name="Trebuchet MS" fo:font-size="12pt" style:text-underline-style="none" fo:font-weight="bold" style:font-size-asian="12pt" style:font-weight-asian="bold" style:font-size-complex="12pt" style:font-weight-complex="bold"/>
    </style:style>
    <style:style style:name="P39" style:family="paragraph" style:parent-style-name="Standard" style:list-style-name="L1">
      <style:paragraph-properties fo:margin-top="0cm" fo:margin-bottom="0.499cm" style:contextual-spacing="false" fo:text-align="start" style:justify-single-word="false">
        <style:tab-stops>
          <style:tab-stop style:position="0.503cm"/>
        </style:tab-stops>
      </style:paragraph-properties>
      <style:text-properties style:font-name="Trebuchet MS" fo:font-size="12pt" style:text-underline-style="none" fo:font-weight="bold" officeooo:paragraph-rsid="00481b73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top="0.499cm" fo:margin-bottom="0.499cm" style:contextual-spacing="false" fo:text-align="center" style:justify-single-word="false"/>
      <style:text-properties style:font-name="Trebuchet MS" fo:font-size="12pt" officeooo:paragraph-rsid="000e3c9e" style:font-size-asian="10.5pt" style:font-size-complex="12pt"/>
    </style:style>
    <style:style style:name="P41" style:family="paragraph" style:parent-style-name="Standard">
      <style:paragraph-properties fo:margin-top="0.499cm" fo:margin-bottom="0.499cm" style:contextual-spacing="false" fo:text-align="center" style:justify-single-word="false"/>
      <style:text-properties style:font-name="Trebuchet MS" fo:font-size="14pt" style:text-underline-style="none" officeooo:paragraph-rsid="000e3c9e" style:font-size-asian="14pt" style:font-size-complex="14pt"/>
    </style:style>
    <style:style style:name="P42" style:family="paragraph" style:parent-style-name="Standard">
      <style:paragraph-properties fo:margin-top="0.499cm" fo:margin-bottom="0.499cm" style:contextual-spacing="false" fo:text-align="center" style:justify-single-word="false">
        <style:tab-stops>
          <style:tab-stop style:position="0.503cm"/>
        </style:tab-stops>
      </style:paragraph-properties>
      <style:text-properties style:font-name="Trebuchet MS" style:text-underline-style="solid" style:text-underline-width="auto" style:text-underline-color="font-color" officeooo:paragraph-rsid="001bd5ed"/>
    </style:style>
    <style:style style:name="P43" style:family="paragraph" style:parent-style-name="Standard">
      <style:paragraph-properties fo:margin-top="0cm" fo:margin-bottom="0.3cm" style:contextual-spacing="false" fo:text-align="start" style:justify-single-word="false">
        <style:tab-stops>
          <style:tab-stop style:position="0.503cm"/>
        </style:tab-stops>
      </style:paragraph-properties>
      <style:text-properties style:font-name="Trebuchet MS" fo:font-size="12pt" style:text-underline-style="none" fo:font-weight="bold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margin-top="0.3cm" fo:margin-bottom="0.3cm" style:contextual-spacing="false" fo:text-align="start" style:justify-single-word="false">
        <style:tab-stops>
          <style:tab-stop style:position="0.503cm"/>
        </style:tab-stops>
      </style:paragraph-properties>
      <style:text-properties style:font-name="Trebuchet MS" fo:font-size="12pt" style:text-underline-style="none" fo:font-weight="bold" officeooo:paragraph-rsid="002b0d8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margin-top="0.3cm" fo:margin-bottom="0.3cm" style:contextual-spacing="false" fo:text-align="justify" style:justify-single-word="false">
        <style:tab-stops>
          <style:tab-stop style:position="0.503cm"/>
        </style:tab-stops>
      </style:paragraph-properties>
      <style:text-properties style:font-name="Trebuchet MS" fo:font-size="12pt" style:text-underline-style="none" fo:font-weight="bold" officeooo:paragraph-rsid="00148453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margin-top="0.199cm" fo:margin-bottom="0.199cm" style:contextual-spacing="false" fo:text-align="start" style:justify-single-word="false">
        <style:tab-stops>
          <style:tab-stop style:position="0.503cm"/>
          <style:tab-stop style:position="5.498cm"/>
        </style:tab-stops>
      </style:paragraph-properties>
      <style:text-properties style:font-name="Trebuchet MS" officeooo:paragraph-rsid="001bf2e3"/>
    </style:style>
    <style:style style:name="P47" style:family="paragraph" style:parent-style-name="Standard">
      <style:paragraph-properties fo:margin-top="0.199cm" fo:margin-bottom="0.199cm" style:contextual-spacing="false" fo:text-align="start" style:justify-single-word="false">
        <style:tab-stops>
          <style:tab-stop style:position="0.503cm"/>
          <style:tab-stop style:position="5.498cm"/>
        </style:tab-stops>
      </style:paragraph-properties>
      <style:text-properties style:font-name="Trebuchet MS" officeooo:paragraph-rsid="001ec103"/>
    </style:style>
    <style:style style:name="P48" style:family="paragraph" style:parent-style-name="Standard">
      <style:paragraph-properties fo:margin-top="0.199cm" fo:margin-bottom="0.199cm" style:contextual-spacing="false" fo:text-align="start" style:justify-single-word="false">
        <style:tab-stops>
          <style:tab-stop style:position="0.503cm"/>
          <style:tab-stop style:position="5.498cm"/>
        </style:tab-stops>
      </style:paragraph-properties>
      <style:text-properties style:font-name="Trebuchet MS" officeooo:paragraph-rsid="001d1c98"/>
    </style:style>
    <style:style style:name="P49" style:family="paragraph" style:parent-style-name="Standard" style:list-style-name="L1">
      <style:paragraph-properties fo:margin-left="3.117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3cm"/>
        </style:tab-stops>
      </style:paragraph-properties>
      <style:text-properties fo:color="#999999" style:text-line-through-style="solid" style:font-name="Trebuchet MS" fo:font-size="10pt" style:text-underline-style="none" fo:font-weight="normal" officeooo:paragraph-rsid="0042a392" style:font-size-asian="10pt" style:font-weight-asian="normal" style:font-size-complex="10pt" style:font-weight-complex="normal"/>
    </style:style>
    <style:style style:name="P50" style:family="paragraph" style:parent-style-name="Standard" style:list-style-name="L1">
      <style:paragraph-properties fo:margin-left="3.117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3cm"/>
        </style:tab-stops>
      </style:paragraph-properties>
      <style:text-properties fo:color="#999999" style:text-line-through-style="solid" style:font-name="Trebuchet MS" fo:font-size="10pt" style:text-underline-style="none" fo:font-weight="normal" officeooo:paragraph-rsid="00461531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258c9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36c0e5"/>
    </style:style>
    <style:style style:name="T4" style:family="text">
      <style:text-properties style:font-name="Trebuchet MS" fo:font-size="12pt" style:font-size-asian="10.5pt" style:font-size-complex="12pt"/>
    </style:style>
    <style:style style:name="T5" style:family="text">
      <style:text-properties style:font-name="Trebuchet MS" fo:font-size="12pt" officeooo:rsid="005258c9" style:font-size-asian="10.5pt" style:font-size-complex="12pt"/>
    </style:style>
    <style:style style:name="T6" style:family="text">
      <style:text-properties style:font-name="Trebuchet MS" fo:font-size="12pt" style:text-underline-style="none" fo:font-weight="normal" style:font-size-asian="10.5pt" style:font-weight-asian="normal" style:font-size-complex="12pt" style:font-weight-complex="normal"/>
    </style:style>
    <style:style style:name="T7" style:family="text">
      <style:text-properties officeooo:rsid="0002e406"/>
    </style:style>
    <style:style style:name="T8" style:family="text">
      <style:text-properties officeooo:rsid="0003911a"/>
    </style:style>
    <style:style style:name="T9" style:family="text">
      <style:text-properties officeooo:rsid="00052667"/>
    </style:style>
    <style:style style:name="T10" style:family="text">
      <style:text-properties officeooo:rsid="00057a89"/>
    </style:style>
    <style:style style:name="T11" style:family="text">
      <style:text-properties officeooo:rsid="0005a947"/>
    </style:style>
    <style:style style:name="T12" style:family="text">
      <style:text-properties officeooo:rsid="0005aafa"/>
    </style:style>
    <style:style style:name="T13" style:family="text">
      <style:text-properties officeooo:rsid="00075ea2"/>
    </style:style>
    <style:style style:name="T14" style:family="text">
      <style:text-properties style:font-name="Consolas" officeooo:rsid="00075ea2" fo:background-color="#e6e6e6"/>
    </style:style>
    <style:style style:name="T15" style:family="text">
      <style:text-properties style:font-name="Consolas" officeooo:rsid="00075ea2" fo:background-color="transparent"/>
    </style:style>
    <style:style style:name="T16" style:family="text">
      <style:text-properties style:font-name="Consolas" officeooo:rsid="0050744f" fo:background-color="transparent"/>
    </style:style>
    <style:style style:name="T17" style:family="text">
      <style:text-properties officeooo:rsid="00075ea2" fo:background-color="#e6e6e6"/>
    </style:style>
    <style:style style:name="T18" style:family="text">
      <style:text-properties officeooo:rsid="00075ea2" fo:background-color="transparent"/>
    </style:style>
    <style:style style:name="T19" style:family="text">
      <style:text-properties officeooo:rsid="00096840" fo:background-color="transparent"/>
    </style:style>
    <style:style style:name="T20" style:family="text">
      <style:text-properties officeooo:rsid="000adebf" fo:background-color="transparent"/>
    </style:style>
    <style:style style:name="T21" style:family="text">
      <style:text-properties officeooo:rsid="000c57ed" fo:background-color="transparent"/>
    </style:style>
    <style:style style:name="T22" style:family="text">
      <style:text-properties officeooo:rsid="0050744f" fo:background-color="transparent"/>
    </style:style>
    <style:style style:name="T2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4" style:family="text">
      <style:text-properties officeooo:rsid="000ec5e2"/>
    </style:style>
    <style:style style:name="T2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6" style:family="text">
      <style:text-properties fo:font-size="12pt" style:text-underline-style="none" fo:font-weight="normal" officeooo:rsid="00160018" style:font-size-asian="12pt" style:font-weight-asian="normal" style:font-size-complex="12pt" style:font-weight-complex="normal"/>
    </style:style>
    <style:style style:name="T27" style:family="text">
      <style:text-properties fo:font-weight="normal" officeooo:rsid="00075ea2" style:font-weight-asian="normal" style:font-weight-complex="normal"/>
    </style:style>
    <style:style style:name="T28" style:family="text">
      <style:text-properties officeooo:rsid="00148453"/>
    </style:style>
    <style:style style:name="T29" style:family="text">
      <style:text-properties fo:font-variant="normal" fo:text-transform="none" fo:color="#000000" style:font-name="Arial2" fo:letter-spacing="normal" fo:font-style="normal" officeooo:rsid="00160018"/>
    </style:style>
    <style:style style:name="T30" style:family="text">
      <style:text-properties fo:font-variant="normal" fo:text-transform="none" fo:color="#000000" style:font-name="Arial2" fo:letter-spacing="normal" fo:font-style="normal" officeooo:rsid="0017ef96"/>
    </style:style>
    <style:style style:name="T31" style:family="text">
      <style:text-properties fo:font-variant="normal" fo:text-transform="none" fo:color="#000000" style:font-name="Arial2" fo:letter-spacing="normal" fo:font-style="normal" officeooo:rsid="0053e327"/>
    </style:style>
    <style:style style:name="T32" style:family="text">
      <style:text-properties fo:font-variant="normal" fo:text-transform="none" fo:color="#000000" style:font-name="Arial2" fo:font-size="12pt" fo:letter-spacing="normal" fo:font-style="normal" style:text-underline-style="none" fo:font-weight="normal" officeooo:rsid="00160018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Arial2" fo:font-size="12pt" fo:letter-spacing="normal" fo:font-style="normal" style:text-underline-style="none" fo:font-weight="normal" officeooo:rsid="001933df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Arial2" fo:font-size="12pt" fo:letter-spacing="normal" fo:font-style="normal" style:text-underline-style="none" fo:font-weight="normal" officeooo:rsid="001bd5ed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Arial2" fo:font-size="12pt" fo:letter-spacing="normal" fo:font-style="normal" style:text-underline-style="none" fo:font-weight="normal" officeooo:rsid="001bf2e3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Arial2" fo:font-size="12pt" fo:letter-spacing="normal" fo:font-style="normal" style:text-underline-style="none" fo:font-weight="normal" officeooo:rsid="001c54c7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Arial2" fo:font-size="12pt" fo:letter-spacing="normal" fo:font-style="normal" fo:font-weight="normal" officeooo:rsid="001bd5ed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Arial2" fo:font-size="12pt" fo:letter-spacing="normal" fo:font-style="normal" fo:font-weight="normal" officeooo:rsid="001bf2e3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fo:font-size="12pt" fo:letter-spacing="normal" fo:font-style="normal" style:text-underline-style="none" fo:font-weight="normal" officeooo:rsid="00160018" style:font-size-asian="10.5pt" style:font-weight-asian="normal" style:font-size-complex="12pt" style:font-weight-complex="normal"/>
    </style:style>
    <style:style style:name="T40" style:family="text">
      <style:text-properties fo:font-variant="normal" fo:text-transform="none" fo:color="#000000" fo:font-size="12pt" fo:letter-spacing="normal" fo:font-style="normal" style:text-underline-style="none" fo:font-weight="normal" officeooo:rsid="001933df" style:font-size-asian="10.5pt" style:font-weight-asian="normal" style:font-size-complex="12pt" style:font-weight-complex="normal"/>
    </style:style>
    <style:style style:name="T41" style:family="text">
      <style:text-properties fo:font-variant="normal" fo:text-transform="none" fo:color="#000000" fo:font-size="12pt" fo:letter-spacing="normal" fo:font-style="normal" style:text-underline-style="none" fo:font-weight="normal" officeooo:rsid="001ab044" style:font-size-asian="10.5pt" style:font-weight-asian="normal" style:font-size-complex="12pt" style:font-weight-complex="normal"/>
    </style:style>
    <style:style style:name="T42" style:family="text">
      <style:text-properties fo:font-variant="normal" fo:text-transform="none" fo:color="#000000" fo:font-size="12pt" fo:letter-spacing="normal" fo:font-style="normal" style:text-underline-style="none" fo:font-weight="normal" officeooo:rsid="00555763" style:font-size-asian="10.5pt" style:font-weight-asian="normal" style:font-size-complex="12pt" style:font-weight-complex="normal"/>
    </style:style>
    <style:style style:name="T43" style:family="text">
      <style:text-properties fo:font-variant="normal" fo:text-transform="none" fo:color="#008000" style:font-name="Arial2" fo:font-size="12pt" fo:letter-spacing="normal" fo:font-style="normal" style:text-underline-style="none" fo:font-weight="normal" officeooo:rsid="001bf2e3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8000" style:font-name="Arial2" fo:font-size="12pt" fo:letter-spacing="normal" fo:font-style="normal" style:text-underline-style="none" fo:font-weight="normal" officeooo:rsid="001c4b7b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8000" style:font-name="Arial2" fo:font-size="12pt" fo:letter-spacing="normal" fo:font-style="normal" style:text-underline-style="none" fo:font-weight="normal" officeooo:rsid="001c54c7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8000" style:font-name="Arial2" fo:font-size="12pt" fo:letter-spacing="normal" fo:font-style="normal" style:text-underline-style="none" fo:font-weight="normal" officeooo:rsid="001d1c98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8000" style:font-name="Arial2" fo:font-size="12pt" fo:letter-spacing="normal" fo:font-style="normal" style:text-underline-style="none" fo:font-weight="normal" officeooo:rsid="001ec103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8000" style:font-name="Arial2" fo:font-size="12pt" fo:letter-spacing="normal" fo:font-style="normal" style:text-underline-style="none" fo:font-weight="normal" officeooo:rsid="001fc97b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999999" style:font-name="Arial2" fo:font-size="12pt" fo:letter-spacing="normal" fo:font-style="normal" style:text-underline-style="none" fo:font-weight="normal" officeooo:rsid="001bf2e3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94bd5e" style:font-name="Arial2" fo:font-size="12pt" fo:letter-spacing="normal" fo:font-style="normal" style:text-underline-style="none" fo:font-weight="normal" officeooo:rsid="001bf2e3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94bd5e" style:font-name="Arial2" fo:font-size="12pt" fo:letter-spacing="normal" fo:font-style="normal" style:text-underline-style="none" fo:font-weight="normal" officeooo:rsid="001c4b7b" style:font-size-asian="12pt" style:font-weight-asian="normal" style:font-size-complex="12pt" style:font-weight-complex="normal"/>
    </style:style>
    <style:style style:name="T52" style:family="text">
      <style:text-properties officeooo:rsid="002b0d80"/>
    </style:style>
    <style:style style:name="T53" style:family="text">
      <style:text-properties officeooo:rsid="002b2ee0"/>
    </style:style>
    <style:style style:name="T54" style:family="text">
      <style:text-properties officeooo:rsid="002b9187"/>
    </style:style>
    <style:style style:name="T55" style:family="text">
      <style:text-properties officeooo:rsid="002ea0bc"/>
    </style:style>
    <style:style style:name="T56" style:family="text">
      <style:text-properties officeooo:rsid="003024a4"/>
    </style:style>
    <style:style style:name="T57" style:family="text">
      <style:text-properties officeooo:rsid="00316e76"/>
    </style:style>
    <style:style style:name="T58" style:family="text">
      <style:text-properties officeooo:rsid="00333631"/>
    </style:style>
    <style:style style:name="T59" style:family="text">
      <style:text-properties officeooo:rsid="0033cc49"/>
    </style:style>
    <style:style style:name="T60" style:family="text">
      <style:text-properties officeooo:rsid="0036c0e5"/>
    </style:style>
    <style:style style:name="T61" style:family="text">
      <style:text-properties officeooo:rsid="0038ad3a"/>
    </style:style>
    <style:style style:name="T62" style:family="text">
      <style:text-properties officeooo:rsid="003a27bc"/>
    </style:style>
    <style:style style:name="T63" style:family="text">
      <style:text-properties officeooo:rsid="003a4931"/>
    </style:style>
    <style:style style:name="T64" style:family="text">
      <style:text-properties officeooo:rsid="003aba42"/>
    </style:style>
    <style:style style:name="T65" style:family="text">
      <style:text-properties officeooo:rsid="003bdad7"/>
    </style:style>
    <style:style style:name="T66" style:family="text">
      <style:text-properties officeooo:rsid="003f8eec"/>
    </style:style>
    <style:style style:name="T67" style:family="text">
      <style:text-properties officeooo:rsid="00415448"/>
    </style:style>
    <style:style style:name="T68" style:family="text">
      <style:text-properties officeooo:rsid="0042a392"/>
    </style:style>
    <style:style style:name="T69" style:family="text">
      <style:text-properties officeooo:rsid="0043e9d6"/>
    </style:style>
    <style:style style:name="T70" style:family="text">
      <style:text-properties officeooo:rsid="0044efa6"/>
    </style:style>
    <style:style style:name="T71" style:family="text">
      <style:text-properties officeooo:rsid="00461531"/>
    </style:style>
    <style:style style:name="T72" style:family="text">
      <style:text-properties officeooo:rsid="00481b73"/>
    </style:style>
    <style:style style:name="T73" style:family="text">
      <style:text-properties officeooo:rsid="004e52de"/>
    </style:style>
    <style:style style:name="T74" style:family="text">
      <style:text-properties officeooo:rsid="004fb8a0"/>
    </style:style>
    <style:style style:name="T75" style:family="text">
      <style:text-properties style:use-window-font-color="true" officeooo:rsid="00075ea2" fo:background-color="transparent"/>
    </style:style>
    <style:style style:name="T76" style:family="text">
      <style:text-properties style:use-window-font-color="true" officeooo:rsid="0050744f" fo:background-color="transparent"/>
    </style:style>
    <style:style style:name="T77" style:family="text">
      <style:text-properties officeooo:rsid="005258c9"/>
    </style:style>
    <style:style style:name="T78" style:family="text">
      <style:text-properties officeooo:rsid="0056a721"/>
    </style:style>
    <style:style style:name="T79" style:family="text">
      <style:text-properties officeooo:rsid="00589b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XML KARAKTERLAP STRUKTÚRA</text:p>
      <text:p text:style-name="P1">DOKUMENTÁCIÓ</text:p>
      <text:p text:style-name="P3">ver. <text:span text:style-name="T7">0.</text:span><text:span text:style-name="T9">7</text:span></text:p>
      <text:p text:style-name="P5">utoljára módosítva: 2012. <text:span text:style-name="T8">november 0</text:span><text:span text:style-name="T12">4</text:span>.</text:p>
      <text:p text:style-name="P36"><text:span text:style-name="T9">Verziószám</text:span></text:p>
      <text:p text:style-name="P11"><text:span text:style-name="T10"><text:tab/>A verzió számozása megváltozott. Az előző szám </text:span><text:span text:style-name="T11">1.04.10 volt, ami a dátumból készült. Hogy követhetőbb legyen a fejlesztések mértéke is, hagyományosabb számozásra térek.</text:span></text:p>
      <text:p text:style-name="P11"><text:span text:style-name="T11"><text:tab/>Az aktuális verziószám így 0.7 lett, míg az előzőt ~0.3-ra lehet becsülni.</text:span></text:p>
      <text:p text:style-name="P12"><text:span text:style-name="T11"><text:tab/>/ Továbbra sem 1.0, mert van pár dolog ami megvalósításra/</text:span><text:span text:style-name="T74">kijavításra</text:span><text:span text:style-name="T11"> vár. /</text:span></text:p>
      <text:p text:style-name="P37"><text:span text:style-name="T2">Karakterlap Fejlesztő Eszköz</text:span></text:p>
      <text:p text:style-name="P12"><text:span text:style-name="T77">Egy új eszköz ami megtalálható az oldalon. Funkciók:</text:span></text:p>
      <text:list xml:id="list42246838" text:style-name="L2">
        <text:list-item>
          <text:p text:style-name="P17"><text:span text:style-name="T5">A megírt karakterlap ellenőrizhető, megtekinthető milyen lesz játékban.</text:span></text:p>
        </text:list-item>
        <text:list-item>
          <text:p text:style-name="P17"><text:span text:style-name="T5">Kitöltetlen nyelvi ini-fájlt generál.</text:span></text:p>
        </text:list-item>
      </text:list>
      <text:p text:style-name="P37"><text:span text:style-name="T1">XML-struktúra</text:span></text:p>
      <text:p text:style-name="P10"><text:span text:style-name="T13">A teljes karakterlaphoz a következő fájlok kellenek:</text:span></text:p>
      <text:p text:style-name="P6"><text:span text:style-name="T13"/></text:p>
      <text:p text:style-name="P6"><text:span text:style-name="T13">Struktúra XML-fájl: </text:span><text:span text:style-name="T14">&lt;név&gt;.xml</text:span><text:span text:style-name="T15"> </text:span><text:span text:style-name="T16">(kötelező)</text:span></text:p>
      <text:p text:style-name="P6"><text:span text:style-name="T13">Nyelvi ini fájl(ok): </text:span><text:span text:style-name="T17">lang_&lt;név&gt;_&lt;nyelv&gt;.ini</text:span><text:span text:style-name="T18"> </text:span><text:span text:style-name="T22">(legalább egy nyelv)</text:span></text:p>
      <text:p text:style-name="P6"><text:span text:style-name="T13">Config ini fájl: </text:span><text:span text:style-name="T17">conf_&lt;név&gt;.ini</text:span><text:span text:style-name="T75"> </text:span><text:span text:style-name="T76">(opcionális)</text:span></text:p>
      <text:p text:style-name="P41"><text:span text:style-name="T27">Példa:</text:span></text:p>
      <text:p text:style-name="P8"><text:span text:style-name="T18">example_</text:span><text:span text:style-name="T20">10</text:span><text:span text:style-name="T18">.xml;</text:span></text:p>
      <text:p text:style-name="P8"><text:span text:style-name="T18">lang_example_</text:span><text:span text:style-name="T20">10</text:span><text:span text:style-name="T18">_hu.ini;</text:span></text:p>
      <text:p text:style-name="P8"><text:span text:style-name="T18">lang_example_</text:span><text:span text:style-name="T20">10</text:span><text:span text:style-name="T18">_en.ini;</text:span></text:p>
      <text:p text:style-name="P8"><text:span text:style-name="T18">conf_example_</text:span><text:span text:style-name="T20">10</text:span><text:span text:style-name="T18">.in</text:span><text:span text:style-name="T19">i</text:span></text:p>
      <text:p text:style-name="P7"><text:span text:style-name="T19"/></text:p>
      <text:p text:style-name="P9"><text:span text:style-name="T21">Ezek a fájlok csatolva lettek a dokumentációhoz.</text:span></text:p>
      <text:p text:style-name="P35"><text:span text:style-name="T21"/></text:p>
      <text:p text:style-name="P40"><text:span text:style-name="T23">Magyarázat a kódokhoz</text:span></text:p>
      <text:p text:style-name="P43"><text:span text:style-name="T24">example_10.xml</text:span></text:p>
      <text:p text:style-name="P13"><text:tab/><text:span text:style-name="T53">A</text:span><text:span text:style-name="T54">z alapvető struktúra:</text:span></text:p>
      <text:p text:style-name="P13"><text:span text:style-name="T54"/></text:p>
      <text:p text:style-name="P14"><text:span text:style-name="T54">&lt;?xml version="1.0" encoding="</text:span><text:span text:style-name="T55">utf-8”</text:span><text:span text:style-name="T54">?&gt;</text:span></text:p>
      <text:p text:style-name="P19"><text:span text:style-name="T54">&lt;charsheet&gt;</text:span></text:p>
      <text:p text:style-name="P19"><text:span text:style-name="T54"><text:tab/>&lt;maintag </text:span><text:span text:style-name="T58">limit=”1”</text:span><text:span text:style-name="T54">&gt;</text:span></text:p>
      <text:p text:style-name="P19"><text:span text:style-name="T54"><text:tab/><text:tab/>&lt;record&gt;</text:span></text:p>
      <text:p text:style-name="P19"><text:span text:style-name="T54"><text:tab/><text:tab/><text:tab/>&lt;field name=”fieldname” /&gt;</text:span></text:p>
      <text:p text:style-name="P19"><text:span text:style-name="T54"><text:tab/><text:tab/><text:tab/>&lt;field name=”fieldname” /&gt;</text:span></text:p>
      <text:p text:style-name="P19"><text:span text:style-name="T54"><text:tab/><text:tab/>&lt;/record&gt;</text:span></text:p>
      <text:p text:style-name="P19"><text:span text:style-name="T54"><text:tab/><text:tab/>&lt;record&gt;</text:span></text:p>
      <text:p text:style-name="P19"><text:span text:style-name="T54"><text:tab/><text:tab/><text:tab/>&lt;field name=”fieldname” /&gt;</text:span></text:p>
      <text:p text:style-name="P19"><text:span text:style-name="T54"><text:tab/><text:tab/><text:tab/>&lt;field name=”fieldname” /&gt;</text:span></text:p>
      <text:p text:style-name="P19"><text:span text:style-name="T54"><text:tab/><text:tab/>&lt;/record&gt;</text:span></text:p>
      <text:p text:style-name="P19"><text:span text:style-name="T54"><text:tab/>&lt;/maintag&gt;</text:span></text:p>
      <text:p text:style-name="P19"><text:span text:style-name="T54">&lt;/charsheet&gt;</text:span></text:p>
      <text:p text:style-name="P19"><text:span text:style-name="T54"/></text:p>
      <text:p text:style-name="P15"><text:span text:style-name="T54"><text:tab/>A charsheet tag, </text:span><text:span text:style-name="T58">a hozzá tartozó limit attribútum </text:span><text:span text:style-name="T54">és az első sor kötelező. Ezen belül tetszőleges számú maintag, record és field szerepelhet ebben az egymásba ágyazási sorrendben. A field name attribútum </text:span><text:span text:style-name="T58">szintén </text:span><text:span text:style-name="T54">kötelező, </text:span><text:span text:style-name="T56">ez alapján generálódik a nyelvi fájl.</text:span></text:p>
      <text:p text:style-name="P16"><text:span text:style-name="T56"><text:tab/></text:span><text:span text:style-name="T57">(Technikai okok miatt minden field névnek különböznie kell.)</text:span></text:p>
      <text:p text:style-name="P16"><text:span text:style-name="T57"><text:tab/></text:span><text:span text:style-name="T58">A többi attribútum a dokumentáció végén szerepel. Haladó példaként az 'example_10' karakterlap mellé csatoltam az 'all_flesh_must_be_eaten_10' karakterlapot is.</text:span></text:p>
      <text:p text:style-name="P16"><text:span text:style-name="T56"/></text:p>
      <text:p text:style-name="P16"><text:span text:style-name="T56"><text:tab/></text:span><text:span text:style-name="T58">A main tagek </text:span><text:span text:style-name="T77">'</text:span><text:span text:style-name="T58">limit</text:span><text:span text:style-name="T77">'</text:span><text:span text:style-name="T58"> attribútuma határozza meg, </text:span><text:span text:style-name="T77">hogy a tag egyszer, vagy többször is felvihetőek.</text:span></text:p>
      <text:p text:style-name="P16"><text:span text:style-name="T59"/></text:p>
      <text:p text:style-name="P16"><text:span text:style-name="T59"><text:tab/></text:span><text:span text:style-name="T3">Példa:</text:span><text:span text:style-name="T60"><text:line-break/><text:tab/><text:tab/></text:span><text:span text:style-name="T61">A</text:span><text:span text:style-name="T60">z alapvető értékek, mint: health, damage csak egyszer szerepelnek, </text:span><text:span text:style-name="T62">így limit=”1”-es taggel szerepelnek.</text:span></text:p>
      <text:p text:style-name="P16"><text:span text:style-name="T62"><text:tab/><text:tab/></text:span><text:span text:style-name="T63">Ha tárgyakat akarunk felvinni, limit=”0” taget használjunk, így tudja a rendszer, hogy ebből akárhány példány felvihető.</text:span></text:p>
      <text:p text:style-name="P16"><text:span text:style-name="T63"/></text:p>
      <text:p text:style-name="P18"><text:span text:style-name="T64">(A későbbiekben várhatóan támogatott lesz fix számú felvitel is, nem csak 1, vagy bármennyi, </text:span><text:span text:style-name="T65">jelenleg csak a 0/1 értékek támogatottak.</text:span><text:span text:style-name="T64">)</text:span></text:p>
      <text:p text:style-name="P45"><text:span text:style-name="T28">Nyelvi fájlok</text:span></text:p>
      <text:p text:style-name="P20"><text:span text:style-name="T25"><text:tab/></text:span><text:span text:style-name="T26">A nyelvi fájl letölthető az oldalon a </text:span><text:span text:style-name="T29">Karakterlap </text:span><text:span text:style-name="T31">Fejlesztővel.</text:span><text:span text:style-name="T29"> Az elnevezésre kell </text:span><text:span text:style-name="T30">csak </text:span><text:span text:style-name="T29"><text:s/>figyelni.</text:span><text:span text:style-name="T39"><text:line-break/><text:tab/></text:span><text:span text:style-name="T40">Az 'author' és 'desc' elemek kiemeltek, </text:span><text:span text:style-name="T41">ezek jelennek meg in-game a karakterlap részleteinél. </text:span><text:span text:style-name="T42">(Ezért a field tag-ek neveként sem szerepelhet ez a kettő.)</text:span></text:p>
      <text:p text:style-name="P24"><text:span text:style-name="T42"/></text:p>
      <text:p text:style-name="P44"><text:span text:style-name="T52">conf_example_10.ini</text:span></text:p>
      <text:p text:style-name="P21"><text:span text:style-name="T32"><text:tab/></text:span><text:span text:style-name="T33">Egy config fájl kell </text:span><text:span text:style-name="T34">csak a karakterlaphoz.</text:span></text:p>
      <text:p text:style-name="P21"><text:span text:style-name="T36">Az itt szereplő beállítások közül nem mindegyik támogatott még.</text:span></text:p>
      <text:p text:style-name="P21"><text:span text:style-name="T36">(Halványabban vannak megjelenítve.)</text:span></text:p>
      <text:p text:style-name="P42"><text:span text:style-name="T37">Jelenlegi </text:span><text:span text:style-name="T38">lehetséges</text:span><text:span text:style-name="T37"> beállítások:</text:span></text:p>
      <text:p text:style-name="P46"><text:span text:style-name="T35"><text:tab/></text:span><text:span text:style-name="T49">dices</text:span><text:span text:style-name="T35"><text:tab/></text:span><text:span text:style-name="T50">A karakterlap számára engedélyezett kockák.<text:line-break/><text:tab/><text:tab/></text:span><text:span text:style-name="T51">pl.: '6,8,10,20'</text:span></text:p>
      <text:p text:style-name="P48"><text:span text:style-name="T43"><text:tab/></text:span><text:span text:style-name="T35">charsheet_noresize<text:tab/></text:span><text:span text:style-name="T44">false/true. </text:span><text:span text:style-name="T45">Ha true, a karakterlap </text:span><text:span text:style-name="T46">nem átméretezhető<text:line-break/><text:tab/><text:tab/>ingame.</text:span></text:p>
      <text:p text:style-name="P47"><text:span text:style-name="T45"><text:tab/></text:span><text:span text:style-name="T35">resize_min_width<text:tab/></text:span><text:span text:style-name="T46">Az átméretezés min. szélessége.</text:span></text:p>
      <text:p text:style-name="P47"><text:span text:style-name="T46"><text:tab/></text:span><text:span text:style-name="T35">resize_max_width<text:tab/></text:span><text:span text:style-name="T47">Az átméretezés max. szélessége.</text:span></text:p>
      <text:p text:style-name="P47"><text:span text:style-name="T35"><text:tab/>resize_min_height<text:tab/></text:span><text:span text:style-name="T48">Az átméretezés min. magassága.</text:span></text:p>
      <text:p text:style-name="P47"><text:span text:style-name="T35"><text:tab/>resize_max_height<text:tab/></text:span><text:span text:style-name="T48">Az átméretezés max. magassága.</text:span></text:p>
      <text:p text:style-name="P2">Dokumentáció</text:p>
      <text:list xml:id="list36637665" text:style-name="L1">
        <text:list-item>
          <text:p text:style-name="P39"><text:span text:style-name="T72">maintag</text:span></text:p>
        </text:list-item>
        <text:list-item>
          <text:p text:style-name="P25">limit</text:p>
        </text:list-item>
        <text:list-item>
          <text:p text:style-name="P30">kötelező</text:p>
        </text:list-item>
        <text:list-item>
          <text:p text:style-name="P30">lehet: 0/1</text:p>
        </text:list-item>
        <text:list-item>
          <text:p text:style-name="P30">0: több felvihető sort eredményez, a „végtelen” szinonímája.</text:p>
        </text:list-item>
        <text:list-item>
          <text:p text:style-name="P30">1: csak egy, fix példány az adott <text:span text:style-name="T66">tagekből</text:span>.</text:p>
        </text:list-item>
        <text:list-item>
          <text:p text:style-name="P31">X: x darab engedélyezett példány. <text:span text:style-name="T66">(Még nem támogatott.)</text:span></text:p>
        </text:list-item>
        <text:list-item>
          <text:p text:style-name="P25">left_title, right_title, top_title, bot_title</text:p>
        </text:list-item>
        <text:list-item>
          <text:p text:style-name="P30">opcionális</text:p>
        </text:list-item>
        <text:list-item>
          <text:p text:style-name="P30">A feltöltő <text:span text:style-name="T67">tag</text:span> címe.<text:line-break/>Ekkor a <text:span text:style-name="T67">rekordok</text:span> közösen kapnak egy címet, nem pedig <text:span text:style-name="T67">rekordonként</text:span> egyedit.</text:p>
        </text:list-item>
        <text:list-item>
          <text:p text:style-name="P26">draggable</text:p>
        </text:list-item>
        <text:list-item>
          <text:p text:style-name="P32">opcionális</text:p>
        </text:list-item>
        <text:list-item>
          <text:p text:style-name="P32">értéke lehet: true</text:p>
        </text:list-item>
        <text:list-item>
          <text:p text:style-name="P32">alapértelmezett: false</text:p>
        </text:list-item>
        <text:list-item>
          <text:p text:style-name="P32">Ha adott, akkor a megadott rész egérrel mozgathatóvá válik.</text:p>
          <text:p text:style-name="P49"><text:span text:style-name="T69">(</text:span><text:span text:style-name="T68">Technikai okok miatt kiszedve, </text:span><text:span text:style-name="T69">később még lehet újra aktiválva lesz.)</text:span></text:p>
        </text:list-item>
        <text:list-item>
          <text:p text:style-name="P25">lower_label_css</text:p>
        </text:list-item>
        <text:list-item>
          <text:p text:style-name="P30">opcionális</text:p>
        </text:list-item>
        <text:list-item>
          <text:p text:style-name="P30">Az itt megadott css kód a leszármazott c<text:span text:style-name="T70">í</text:span>mkék mindegyikére vonatkozni fog.</text:p>
        </text:list-item>
        <text:list-item>
          <text:p text:style-name="P25">lower_input_css</text:p>
        </text:list-item>
        <text:list-item>
          <text:p text:style-name="P30">opcionális</text:p>
        </text:list-item>
        <text:list-item>
          <text:p text:style-name="P30">Az itt megadott css kód a leszármazott inputok mindegyikére vonatkozni fog.</text:p>
        </text:list-item>
        <text:list-item>
          <text:p text:style-name="P26">lower_visibility_css</text:p>
        </text:list-item>
        <text:list-item>
          <text:p text:style-name="P32">opcionális</text:p>
        </text:list-item>
        <text:list-item>
          <text:p text:style-name="P32">Az itt megadott css kód a leszármazott láthatósági kiválasztók mindegyikére vonatkozni fog.</text:p>
          <text:p text:style-name="P50"><text:span text:style-name="T71">(Technikai okok miatt inaktív.)</text:span></text:p>
        </text:list-item>
        <text:list-item>
          <text:p text:style-name="P25">lower_title_css</text:p>
        </text:list-item>
        <text:list-item>
          <text:p text:style-name="P30">opcionális</text:p>
        </text:list-item>
        <text:list-item>
          <text:p text:style-name="P30">Az itt megadott css kód a leszármazott címek mindegyikére vonatkozni fog.</text:p>
        </text:list-item>
        <text:list-item>
          <text:p text:style-name="P25">lower_label_hover_css</text:p>
        </text:list-item>
        <text:list-item>
          <text:p text:style-name="P30">opcionális</text:p>
        </text:list-item>
        <text:list-item>
          <text:p text:style-name="P30">Az itt megadott css kód a leszármazott cimkék mindegyikére vonatkozni fog, ha az egér felette van.</text:p>
        </text:list-item>
        <text:list-item>
          <text:p text:style-name="P25">lower_input_hover_css</text:p>
        </text:list-item>
        <text:list-item>
          <text:p text:style-name="P30">opcionális</text:p>
        </text:list-item>
        <text:list-item>
          <text:p text:style-name="P30">Az itt megadott css kód a leszármazott inputok mindegyikére vonatkozni fog, ha az egér felette van.</text:p>
        </text:list-item>
        <text:list-item>
          <text:p text:style-name="P26">lower_visibility_hover_css</text:p>
        </text:list-item>
        <text:list-item>
          <text:p text:style-name="P32">opcionális</text:p>
        </text:list-item>
        <text:list-item>
          <text:p text:style-name="P32">Az itt megadott css kód a leszármazott láthatósági kiválasztók mindegyikére vonatkozni fog, ha az egér felette van.</text:p>
          <text:list>
            <text:list-item>
              <text:list>
                <text:list-item>
                  <text:list>
                    <text:list-header>
                      <text:p text:style-name="P22"><text:span text:style-name="T71">(Technikai okok miatt inaktív.)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5">lower_title_hover_css</text:p>
        </text:list-item>
        <text:list-item>
          <text:p text:style-name="P30">opcionális</text:p>
        </text:list-item>
        <text:list-item>
          <text:p text:style-name="P30">Az itt megadott css kód a leszármazott címek mindegyikére vonatkozni fog, ha az egér felette van.</text:p>
        </text:list-item>
        <text:list-item>
          <text:p text:style-name="P25">title_css</text:p>
        </text:list-item>
        <text:list-item>
          <text:p text:style-name="P30">opcionális</text:p>
        </text:list-item>
        <text:list-item>
          <text:p text:style-name="P30">Csak ha 0-limites tagról van szó, a cím css-kódját itt lehet megadni, nem a record title_css attribútumánál.</text:p>
        </text:list-item>
        <text:list-item>
          <text:p text:style-name="P25"><text:soft-page-break/>css</text:p>
        </text:list-item>
        <text:list-item>
          <text:p text:style-name="P30">opcionális</text:p>
        </text:list-item>
        <text:list-item>
          <text:p text:style-name="P30">Az aktuális elemre vonatkozó css kód adható meg.</text:p>
        </text:list-item>
        <text:list-item>
          <text:p text:style-name="P25">hover_css</text:p>
        </text:list-item>
        <text:list-item>
          <text:p text:style-name="P30">opcionális</text:p>
        </text:list-item>
        <text:list-item>
          <text:p text:style-name="P30">Az aktuális elemre vonatkozó css kód adható meg, ha az egér felette van.</text:p>
        </text:list-item>
        <text:list-item>
          <text:p text:style-name="P38">record</text:p>
        </text:list-item>
        <text:list-item>
          <text:p text:style-name="P25">left_title, right_title, top_title, bot_title</text:p>
        </text:list-item>
        <text:list-item>
          <text:p text:style-name="P30">opcionális</text:p>
        </text:list-item>
        <text:list-item>
          <text:p text:style-name="P30">A sor egyedi címet kap.</text:p>
        </text:list-item>
        <text:list-item>
          <text:p text:style-name="P25">lower_label_css</text:p>
        </text:list-item>
        <text:list-item>
          <text:p text:style-name="P30">opcionális</text:p>
        </text:list-item>
        <text:list-item>
          <text:p text:style-name="P30">Az itt megadott css kód a leszármazott cimkék mindegyikére vonatkozni fog.</text:p>
        </text:list-item>
        <text:list-item>
          <text:p text:style-name="P25">lower_input_css</text:p>
        </text:list-item>
        <text:list-item>
          <text:p text:style-name="P30">opcionális</text:p>
        </text:list-item>
        <text:list-item>
          <text:p text:style-name="P30">Az itt megadott css kód a leszármazott inputok mindegyikére vonatkozni fog.</text:p>
        </text:list-item>
        <text:list-item>
          <text:p text:style-name="P26">lower_visibility_css</text:p>
        </text:list-item>
        <text:list-item>
          <text:p text:style-name="P32">opcionális</text:p>
        </text:list-item>
        <text:list-item>
          <text:p text:style-name="P32">Az itt megadott css kód a leszármazott láthatósági kiválasztók mindegyikére vonatkozni fog, ha az egér felette van.</text:p>
          <text:list>
            <text:list-item>
              <text:list>
                <text:list-item>
                  <text:list>
                    <text:list-header>
                      <text:p text:style-name="P23"><text:span text:style-name="T71">(Technikai okok miatt inaktív.)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5">lower_label_hover_css</text:p>
        </text:list-item>
        <text:list-item>
          <text:p text:style-name="P30">opcionális</text:p>
        </text:list-item>
        <text:list-item>
          <text:p text:style-name="P30">Az itt megadott css kód a leszármazott cimkék mindegyikére vonatkozni fog, ha az egér felette van.</text:p>
        </text:list-item>
        <text:list-item>
          <text:p text:style-name="P25">lower_input_hover_css</text:p>
        </text:list-item>
        <text:list-item>
          <text:p text:style-name="P30">opcionális</text:p>
        </text:list-item>
        <text:list-item>
          <text:p text:style-name="P30">Az itt megadott css kód a leszármazott inputok mindegyikére vonatkozni fog, ha az egér felette van.</text:p>
        </text:list-item>
        <text:list-item>
          <text:p text:style-name="P26">lower_visibility_hover_css</text:p>
        </text:list-item>
        <text:list-item>
          <text:p text:style-name="P32">opcionális</text:p>
        </text:list-item>
        <text:list-item>
          <text:p text:style-name="P32">Az itt megadott css kód a leszármazott láthatósági kiválasztók mindegyikére vonatkozni fog, ha az egér felette van.</text:p>
          <text:list>
            <text:list-item>
              <text:list>
                <text:list-item>
                  <text:list>
                    <text:list-header>
                      <text:p text:style-name="P23"><text:span text:style-name="T71">(Technikai okok miatt inaktív.)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5">title_css</text:p>
        </text:list-item>
        <text:list-item>
          <text:p text:style-name="P30">opcionális</text:p>
        </text:list-item>
        <text:list-item>
          <text:p text:style-name="P30">Az itt megadott css kód a leszármazott címek mindegyikére vonatkozni fog.</text:p>
        </text:list-item>
        <text:list-item>
          <text:p text:style-name="P25">css</text:p>
        </text:list-item>
        <text:list-item>
          <text:p text:style-name="P30">opcionális</text:p>
        </text:list-item>
        <text:list-item>
          <text:p text:style-name="P30">Az aktuális elemre vonatkozó css kód adható meg.</text:p>
        </text:list-item>
        <text:list-item>
          <text:p text:style-name="P25">hover_css</text:p>
        </text:list-item>
        <text:list-item>
          <text:p text:style-name="P30">opcionális</text:p>
        </text:list-item>
        <text:list-item>
          <text:p text:style-name="P30">Az aktuális elemre vonatkozó css kód adható meg, ha az egér felette van.</text:p>
        </text:list-item>
        <text:list-item>
          <text:p text:style-name="P33">field:</text:p>
        </text:list-item>
        <text:list-item>
          <text:p text:style-name="P25">name</text:p>
        </text:list-item>
        <text:list-item>
          <text:p text:style-name="P30">kötelező</text:p>
        </text:list-item>
        <text:list-item>
          <text:p text:style-name="P30">Ez lesz az adat egyedi elnevezése. (<text:span text:style-name="T78">Egyedi kell legyen!</text:span>)</text:p>
        </text:list-item>
        <text:list-item>
          <text:p text:style-name="P30">Amennyiben nem adunk meg placeholder attribútumot, úgy ez a név jelenik meg üres input-dobozban <text:span text:style-name="T79">is</text:span>.</text:p>
        </text:list-item>
        <text:list-item>
          <text:p text:style-name="P25">placeholder</text:p>
        </text:list-item>
        <text:list-item>
          <text:p text:style-name="P30">opcionális</text:p>
        </text:list-item>
        <text:list-item>
          <text:p text:style-name="P30">Az aktuális mező beviteli mezőjében jelenik meg, ha az üres.</text:p>
        </text:list-item>
        <text:list-item>
          <text:p text:style-name="P25">css</text:p>
        </text:list-item>
        <text:list-item>
          <text:p text:style-name="P30">opcionális</text:p>
        </text:list-item>
        <text:list-item>
          <text:p text:style-name="P30">Az aktuális elemre vonatkozó css kód adható meg.</text:p>
        </text:list-item>
        <text:list-item>
          <text:p text:style-name="P26"><text:soft-page-break/>visibility_css</text:p>
        </text:list-item>
        <text:list-item>
          <text:p text:style-name="P32">opcionális</text:p>
        </text:list-item>
        <text:list-item>
          <text:p text:style-name="P32">Az itt megadott css kód a láthatósági kiválasztóra fog vonatkozni.</text:p>
          <text:list>
            <text:list-item>
              <text:list>
                <text:list-item>
                  <text:list>
                    <text:list-header>
                      <text:p text:style-name="P23"><text:span text:style-name="T71">(Technikai okok miatt inaktív.)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5">label_css</text:p>
        </text:list-item>
        <text:list-item>
          <text:p text:style-name="P30">opcionális</text:p>
        </text:list-item>
        <text:list-item>
          <text:p text:style-name="P30">Az itt megadott css kód a címkére vonatkozik.</text:p>
        </text:list-item>
        <text:list-item>
          <text:p text:style-name="P25">input_css</text:p>
        </text:list-item>
        <text:list-item>
          <text:p text:style-name="P30">opcionális</text:p>
        </text:list-item>
        <text:list-item>
          <text:p text:style-name="P30">Az itt megadott css kód az inputra vonatkozik.</text:p>
        </text:list-item>
        <text:list-item>
          <text:p text:style-name="P25">hover_css</text:p>
        </text:list-item>
        <text:list-item>
          <text:p text:style-name="P30">opcionális</text:p>
        </text:list-item>
        <text:list-item>
          <text:p text:style-name="P30">Az aktuális elemre vonatkozó css kód adható meg, ha az egér felette van.</text:p>
        </text:list-item>
        <text:list-item>
          <text:p text:style-name="P26">visibility_hover_css</text:p>
        </text:list-item>
        <text:list-item>
          <text:p text:style-name="P32">opcionális</text:p>
        </text:list-item>
        <text:list-item>
          <text:p text:style-name="P32">Az itt megadott css kód a láthatósági kiválasztóra fog vonatkozni, ha az egér felette van.</text:p>
          <text:list>
            <text:list-item>
              <text:list>
                <text:list-item>
                  <text:list>
                    <text:list-header>
                      <text:p text:style-name="P23"><text:span text:style-name="T71">(Technikai okok miatt inaktív.)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5">label_hover_css</text:p>
        </text:list-item>
        <text:list-item>
          <text:p text:style-name="P30">opcionális</text:p>
        </text:list-item>
        <text:list-item>
          <text:p text:style-name="P30">Az itt megadott css kód a címkére vonatkozik, ha az egér felette van.</text:p>
        </text:list-item>
        <text:list-item>
          <text:p text:style-name="P25">input_hover_css</text:p>
        </text:list-item>
        <text:list-item>
          <text:p text:style-name="P30">opcionális</text:p>
        </text:list-item>
        <text:list-item>
          <text:p text:style-name="P30">Az itt megadott css kód az inputra vonatkozik, ha az egér felette van.</text:p>
        </text:list-item>
      </text:list>
      <text:p text:style-name="P27"/>
      <text:p text:style-name="P29"><text:span text:style-name="T73">A type, length és rules attribútumok ideiglenesen inaktívak.</text:span></text:p>
      <text:p text:style-name="P29"><text:span text:style-name="T73">Ettől függetlenül megadhatóak, később támogatva lesznek.</text:span></text:p>
      <text:p text:style-name="P29"><text:span text:style-name="T73"/></text:p>
      <text:list xml:id="list42375643" text:continue-numbering="true" text:style-name="L1">
        <text:list-item>
          <text:p text:style-name="P28">type</text:p>
        </text:list-item>
        <text:list-item>
          <text:p text:style-name="P31">opcionális</text:p>
        </text:list-item>
        <text:list-item>
          <text:p text:style-name="P31">alapértelmezett: text</text:p>
        </text:list-item>
        <text:list-item>
          <text:p text:style-name="P31">értéke lehet: text, number</text:p>
        </text:list-item>
        <text:list-item>
          <text:p text:style-name="P31">Megadja a megengedett adat típusát.</text:p>
        </text:list-item>
        <text:list-item>
          <text:p text:style-name="P28">length</text:p>
        </text:list-item>
        <text:list-item>
          <text:p text:style-name="P31">opcionális</text:p>
        </text:list-item>
        <text:list-item>
          <text:p text:style-name="P31">alak: &lt;min&gt;,&lt;max&gt;</text:p>
        </text:list-item>
        <text:list-item>
          <text:p text:style-name="P31">pl: length=”0,100”<text:line-break/>Itt ha a type=”number”, akkor pont a százalékos inputot adtuk meg.</text:p>
        </text:list-item>
        <text:list-item>
          <text:p text:style-name="P28">rules</text:p>
        </text:list-item>
        <text:list-item>
          <text:p text:style-name="P31">opcionális</text:p>
        </text:list-item>
        <text:list-item>
          <text:p text:style-name="P31">További validációs kritériumok adhatóak meg.</text:p>
        </text:list-item>
        <text:list-item>
          <text:p text:style-name="P31">alak: „kulcs,kulcs,kulcs”<text:line-break/>Ahol „kulcs” egy kódszó, hogy mit ellenőrizzen az űrlap.</text:p>
        </text:list-item>
        <text:list-item>
          <text:p text:style-name="P31">Értékek lehetnek(vesszővel elválasztva több is):</text:p>
        </text:list-item>
        <text:list-item>
          <text:p text:style-name="P34">required: kötelező mező</text:p>
        </text:list-item>
        <text:list-item>
          <text:p text:style-name="P25">visible</text:p>
        </text:list-item>
        <text:list-item>
          <text:p text:style-name="P30">opcionális</text:p>
        </text:list-item>
        <text:list-item>
          <text:p text:style-name="P30">alapértelmezett: true</text:p>
        </text:list-item>
        <text:list-item>
          <text:p text:style-name="P30">értékei lehetnek: true/false</text:p>
        </text:list-item>
        <text:list-item>
          <text:p text:style-name="P30">Az adott mező default láthatóságát állíthatjuk be.</text:p>
        </text:list-item>
        <text:list-item>
          <text:p text:style-name="P25">switchable</text:p>
        </text:list-item>
        <text:list-item>
          <text:p text:style-name="P30">opcionális</text:p>
        </text:list-item>
        <text:list-item>
          <text:p text:style-name="P30">alapértelmezett: true</text:p>
        </text:list-item>
        <text:list-item>
          <text:p text:style-name="P30">értékei lehetnek: true/false</text:p>
        </text:list-item>
        <text:list-item>
          <text:p text:style-name="P30">Beállítja, hogy a user változtathatja-e a default láthatóságot.</text:p>
        </text:list-item>
        <text:list-item>
          <text:p text:style-name="P25">static_content</text:p>
        </text:list-item>
        <text:list-item>
          <text:p text:style-name="P30"><text:soft-page-break/>opcionális</text:p>
        </text:list-item>
        <text:list-item>
          <text:p text:style-name="P30">alapértelmezett: null</text:p>
        </text:list-item>
        <text:list-item>
          <text:p text:style-name="P30">Ha megadjuk ezt az attribútumot, úgy az nem fog kitölthető inputként szerepelni a karakterlapon, de a láthatósága beállítható marad. Értékként a megadott szöveget fogja kapni input-mező helyett, fixen.</text:p>
        </text:list-item>
        <text:list-item>
          <text:p text:style-name="P25">default</text:p>
        </text:list-item>
        <text:list-item>
          <text:p text:style-name="P30">opcionális</text:p>
        </text:list-item>
        <text:list-item>
          <text:p text:style-name="P30">alapértelmezett: null</text:p>
        </text:list-item>
        <text:list-item>
          <text:p text:style-name="P30">Megadja a mező alapértelmezett értékét. Ez akkor jelenik meg, ha az adott mező kitöltése nem kötelező, és feltöltéskor üresen hagyjá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6T18:59:00.77</meta:creation-date>
    <dc:date>2012-11-03T22:23:38.92</dc:date>
    <meta:editing-duration>PT15H5M41S</meta:editing-duration>
    <meta:editing-cycles>171</meta:editing-cycles>
    <meta:generator>LibreOffice/3.6$Windows_x86 LibreOffice_project/da8c1e6-fd468f4-454e206-f42a4a9-143cfd</meta:generator>
    <meta:document-statistic meta:table-count="0" meta:image-count="0" meta:object-count="0" meta:page-count="8" meta:paragraph-count="214" meta:word-count="1249" meta:character-count="8356" meta:non-whitespace-character-count="7423"/>
  </office:meta>
</office:document-meta>
</file>